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354bc" officeooo:paragraph-rsid="000354bc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354bc" officeooo:paragraph-rsid="000354bc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354bc" officeooo:paragraph-rsid="000354bc"/>
    </style:style>
    <style:style style:name="P4" style:family="paragraph" style:parent-style-name="Standard">
      <style:paragraph-properties fo:text-align="center" style:justify-single-word="false"/>
      <style:text-properties style:font-name="FreeMono" officeooo:rsid="0004f86c" officeooo:paragraph-rsid="0004f86c"/>
    </style:style>
    <style:style style:name="P5" style:family="paragraph" style:parent-style-name="Standard">
      <style:paragraph-properties fo:text-align="start" style:justify-single-word="false"/>
      <style:text-properties style:font-name="FreeMono" officeooo:rsid="0004f86c" officeooo:paragraph-rsid="0004f86c"/>
    </style:style>
    <style:style style:name="P6" style:family="paragraph" style:parent-style-name="Standard">
      <style:paragraph-properties fo:text-align="start" style:justify-single-word="false"/>
      <style:text-properties style:font-name="FreeMono" officeooo:rsid="0004f86c" officeooo:paragraph-rsid="003280c2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051795" officeooo:paragraph-rsid="00051795"/>
    </style:style>
    <style:style style:name="P8" style:family="paragraph" style:parent-style-name="Standard">
      <style:paragraph-properties fo:text-align="start" style:justify-single-word="false"/>
      <style:text-properties style:font-name="FreeMono" officeooo:rsid="000627f9" officeooo:paragraph-rsid="000627f9"/>
    </style:style>
    <style:style style:name="P9" style:family="paragraph" style:parent-style-name="Standard">
      <style:paragraph-properties fo:text-align="start" style:justify-single-word="false"/>
      <style:text-properties style:font-name="FreeMono" officeooo:rsid="0006acac" officeooo:paragraph-rsid="0006acac"/>
    </style:style>
    <style:style style:name="P10" style:family="paragraph" style:parent-style-name="Standard">
      <style:paragraph-properties fo:text-align="start" style:justify-single-word="false"/>
      <style:text-properties style:font-name="FreeMono" officeooo:rsid="00082621" officeooo:paragraph-rsid="00082621"/>
    </style:style>
    <style:style style:name="P11" style:family="paragraph" style:parent-style-name="Standard">
      <style:paragraph-properties fo:text-align="start" style:justify-single-word="false"/>
      <style:text-properties style:font-name="FreeMono" officeooo:rsid="000a10a3" officeooo:paragraph-rsid="000a10a3"/>
    </style:style>
    <style:style style:name="P12" style:family="paragraph" style:parent-style-name="Standard">
      <style:paragraph-properties fo:text-align="center" style:justify-single-word="false"/>
      <style:text-properties style:font-name="FreeMono" officeooo:rsid="000c66dd" officeooo:paragraph-rsid="000c66dd"/>
    </style:style>
    <style:style style:name="P13" style:family="paragraph" style:parent-style-name="Standard">
      <style:paragraph-properties fo:text-align="start" style:justify-single-word="false"/>
      <style:text-properties style:font-name="FreeMono" officeooo:rsid="000c66dd" officeooo:paragraph-rsid="000c66dd"/>
    </style:style>
    <style:style style:name="P14" style:family="paragraph" style:parent-style-name="Standard">
      <style:paragraph-properties fo:text-align="start" style:justify-single-word="false"/>
      <style:text-properties style:font-name="FreeMono" officeooo:rsid="000d5620" officeooo:paragraph-rsid="000d5620"/>
    </style:style>
    <style:style style:name="P15" style:family="paragraph" style:parent-style-name="Standard">
      <style:paragraph-properties fo:text-align="start" style:justify-single-word="false"/>
      <style:text-properties style:font-name="FreeMono" officeooo:rsid="000d5620" officeooo:paragraph-rsid="000ec258"/>
    </style:style>
    <style:style style:name="P16" style:family="paragraph" style:parent-style-name="Standard">
      <style:paragraph-properties fo:text-align="start" style:justify-single-word="false"/>
      <style:text-properties style:font-name="FreeMono" officeooo:rsid="000ec258" officeooo:paragraph-rsid="000ec258"/>
    </style:style>
    <style:style style:name="P17" style:family="paragraph" style:parent-style-name="Standard">
      <style:paragraph-properties fo:text-align="start" style:justify-single-word="false"/>
      <style:text-properties style:font-name="FreeMono" officeooo:rsid="0010a83d" officeooo:paragraph-rsid="0010a83d"/>
    </style:style>
    <style:style style:name="P18" style:family="paragraph" style:parent-style-name="Standard">
      <style:paragraph-properties fo:text-align="center" style:justify-single-word="false"/>
      <style:text-properties style:font-name="FreeMono" fo:font-weight="bold" officeooo:rsid="000354bc" officeooo:paragraph-rsid="000354bc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Mono" fo:font-weight="bold" officeooo:rsid="0004f86c" officeooo:paragraph-rsid="0004f86c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Mono" fo:font-weight="bold" officeooo:rsid="000c66dd" officeooo:paragraph-rsid="000c66d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Mono" fo:font-weight="bold" officeooo:rsid="001b389b" officeooo:paragraph-rsid="001b389b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Mono" fo:font-weight="bold" officeooo:rsid="001bce03" officeooo:paragraph-rsid="001bce03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FreeMono" fo:font-weight="bold" officeooo:rsid="00212140" officeooo:paragraph-rsid="0021214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FreeMono" fo:font-weight="bold" officeooo:rsid="0032a166" officeooo:paragraph-rsid="0032a166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FreeMono" officeooo:rsid="001b389b" officeooo:paragraph-rsid="001b389b"/>
    </style:style>
    <style:style style:name="P26" style:family="paragraph" style:parent-style-name="Standard">
      <style:paragraph-properties fo:text-align="start" style:justify-single-word="false"/>
      <style:text-properties style:font-name="FreeMono" officeooo:rsid="001bce03" officeooo:paragraph-rsid="001bce03"/>
    </style:style>
    <style:style style:name="P27" style:family="paragraph" style:parent-style-name="Standard">
      <style:paragraph-properties fo:text-align="start" style:justify-single-word="false"/>
      <style:text-properties style:font-name="FreeMono" officeooo:rsid="001c97ec" officeooo:paragraph-rsid="001c97ec"/>
    </style:style>
    <style:style style:name="P28" style:family="paragraph" style:parent-style-name="Standard">
      <style:paragraph-properties fo:text-align="start" style:justify-single-word="false"/>
      <style:text-properties style:font-name="FreeMono" officeooo:rsid="00212140" officeooo:paragraph-rsid="00212140"/>
    </style:style>
    <style:style style:name="P29" style:family="paragraph" style:parent-style-name="Standard">
      <style:paragraph-properties fo:text-align="start" style:justify-single-word="false"/>
      <style:text-properties style:font-name="FreeMono" fo:font-style="italic" officeooo:rsid="000c66dd" officeooo:paragraph-rsid="002d08ad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style:font-name="FreeMono" fo:font-style="italic" officeooo:rsid="001c97ec" officeooo:paragraph-rsid="00287637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FreeMono" fo:font-weight="normal" officeooo:rsid="0006acac" officeooo:paragraph-rsid="0006aca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FreeMono" officeooo:rsid="0032a166" officeooo:paragraph-rsid="0032a166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FreeMono" fo:font-weight="bold" officeooo:rsid="0004f86c" officeooo:paragraph-rsid="0004f86c" style:font-weight-asian="bold" style:font-weight-complex="bold"/>
    </style:style>
    <style:style style:name="P34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tyle="italic" officeooo:rsid="001c97ec" officeooo:paragraph-rsid="00287637" style:font-style-asian="italic" style:font-style-complex="italic"/>
    </style:style>
    <style:style style:name="P35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tyle="italic" officeooo:rsid="000c66dd" officeooo:paragraph-rsid="002d08ad" style:font-style-asian="italic" style:font-style-complex="italic"/>
    </style:style>
    <style:style style:name="P3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b389b" officeooo:paragraph-rsid="002b3754"/>
    </style:style>
    <style:style style:name="P3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212140" officeooo:paragraph-rsid="002b3754"/>
    </style:style>
    <style:style style:name="P38" style:family="paragraph" style:parent-style-name="Standard">
      <style:paragraph-properties fo:text-align="start" style:justify-single-word="false"/>
      <style:text-properties style:font-name="FreeMono" officeooo:rsid="003098ee" officeooo:paragraph-rsid="003280c2"/>
    </style:style>
    <style:style style:name="P39" style:family="paragraph" style:parent-style-name="Standard">
      <style:paragraph-properties fo:text-align="center" style:justify-single-word="false"/>
      <style:text-properties style:font-name="FreeMono" fo:font-weight="bold" officeooo:rsid="0006acac" officeooo:paragraph-rsid="0006acac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FreeMono" officeooo:rsid="001b389b" officeooo:paragraph-rsid="001b389b"/>
    </style:style>
    <style:style style:name="P41" style:family="paragraph" style:parent-style-name="Standard">
      <style:paragraph-properties fo:text-align="start" style:justify-single-word="false"/>
      <style:text-properties style:font-name="FreeMono" officeooo:rsid="0004f86c" officeooo:paragraph-rsid="003280c2"/>
    </style:style>
    <style:style style:name="T1" style:family="text">
      <style:text-properties officeooo:rsid="000ec258"/>
    </style:style>
    <style:style style:name="T2" style:family="text">
      <style:text-properties officeooo:rsid="00127e4b"/>
    </style:style>
    <style:style style:name="T3" style:family="text">
      <style:text-properties officeooo:rsid="001c8e4a"/>
    </style:style>
    <style:style style:name="T4" style:family="text">
      <style:text-properties officeooo:rsid="002307a1"/>
    </style:style>
    <style:style style:name="T5" style:family="text">
      <style:text-properties officeooo:rsid="0024baef"/>
    </style:style>
    <style:style style:name="T6" style:family="text">
      <style:text-properties officeooo:rsid="002e9b3d"/>
    </style:style>
    <style:style style:name="T7" style:family="text">
      <style:text-properties officeooo:rsid="003017b7"/>
    </style:style>
    <style:style style:name="T8" style:family="text">
      <style:text-properties officeooo:rsid="003098ee"/>
    </style:style>
    <style:style style:name="T9" style:family="text">
      <style:text-properties fo:font-style="italic" officeooo:rsid="003098ee" style:font-style-asian="italic" style:font-style-complex="italic"/>
    </style:style>
    <style:style style:name="T10" style:family="text">
      <style:text-properties officeooo:rsid="003280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381</text:p>
      <text:p text:style-name="P1">Spring 2015</text:p>
      <text:p text:style-name="P1"/>
      <text:p text:style-name="P1"/>
      <text:p text:style-name="P18">Project Phase <text:span text:style-name="T6">2</text:span> Report</text:p>
      <text:p text:style-name="P2"/>
      <text:p text:style-name="P2"/>
      <text:p text:style-name="P3"/>
      <text:p text:style-name="P33">Task</text:p>
      <text:p text:style-name="P5"/>
      <text:p text:style-name="P5"><text:tab/>Create a program which can <text:span text:style-name="T7">implement a pre-made FIR or IIR discrete filter on the signal embedded in a 44100 or 22050Hz, 16 bit, PCM wave file.</text:span></text:p>
      <text:p text:style-name="P5"/>
      <text:p text:style-name="P19">Proposed Solution</text:p>
      <text:p text:style-name="P4"/>
      <text:p text:style-name="P6"><text:tab/><text:span text:style-name="T8">I intend to reimplement the main code structure developed in phase 1 of this project to open, read, and process wave files. In class we learned to use </text:span><text:span text:style-name="T9">fdatool</text:span><text:span text:style-name="T8"> in Matlab for the purpose of generating a C style header with FIR or IIR coefficient arrays. The general algorithm for processing with this array, supposing it is FIR, will be:</text:span></text:p>
      <text:p text:style-name="P38">- Keep a running buffer of samples the same size of the array.</text:p>
      <text:p text:style-name="P6">- <text:span text:style-name="T10">For each sample shifted into the buffer, multiply each corresponding element in the buffer against the filter.</text:span></text:p>
      <text:p text:style-name="P6">- <text:span text:style-name="T10">Sum the results and store them as the filtered output value.</text:span></text:p>
      <text:p text:style-name="P5"/>
      <text:p text:style-name="P39">Procedure</text:p>
      <text:p text:style-name="P31"/>
      <text:p text:style-name="P31"/>
      <text:p text:style-name="P11"/>
      <text:p text:style-name="P20"><text:span text:style-name="T2">Default </text:span>Usage</text:p>
      <text:p text:style-name="P12"/>
      <text:p text:style-name="P13">To run the program with default files <text:span text:style-name="T2">and</text:span> output:</text:p>
      <text:p text:style-name="P13"/>
      <text:p text:style-name="P35"/>
      <text:p text:style-name="P35">./rtspc -s <text:span text:style-name="T5">summary</text:span>.txt -i <text:span text:style-name="T4">orig</text:span>.wav -o <text:span text:style-name="T4">mod</text:span>.wav</text:p>
      <text:p text:style-name="P35"/>
      <text:p text:style-name="P29"/>
      <text:p text:style-name="P13"/>
      <text:p text:style-name="P21">Compilation</text:p>
      <text:p text:style-name="P25"/>
      <text:p text:style-name="P27">This program should compile with the following gcc commands:</text:p>
      <text:p text:style-name="P30"/>
      <text:p text:style-name="P34"/>
      <text:p text:style-name="P34">gcc -g -c main.c -o rtspc.o</text:p>
      <text:p text:style-name="P34">g++ -o rtspc rtspc.o</text:p>
      <text:p text:style-name="P34"/>
      <text:p text:style-name="P25"/>
      <text:p text:style-name="P25"/>
      <text:p text:style-name="P22">Real Time Processing</text:p>
      <text:p text:style-name="P26"/>
      <text:p text:style-name="P26"><text:tab/>While the program itself is inherently not real time due to the nature of recording a file, the algorithm used to modify samples can <text:span text:style-name="T3">hypothetically </text:span>be used in real time. This conclusion is based on the fact that the program can process a 5 minute file in under 10 seconds on a relatively low powered laptop computer. <text:span text:style-name="T3">This means that other similarly written software should be capable of handling the analysis of packets as then stream in from an external source.</text:span> Had the program taken longer to process the file than the file's playtime, then either the algorithm or computer would need adjustment before declaring the procedure as real time.</text:p>
      <text:p text:style-name="P26"/>
      <text:p text:style-name="P26"><text:soft-page-break/></text:p>
      <text:p text:style-name="P23">Sample Summary File</text:p>
      <text:p text:style-name="P28"/>
      <text:p text:style-name="P28"/>
      <text:p text:style-name="P28"/>
      <text:p text:style-name="P37">Summary File - CPE 381 - Christopher Bero</text:p>
      <text:p text:style-name="P37">=========================================</text:p>
      <text:p text:style-name="P37">Sampling Frequency: <text:s text:c="14"/>44100Hz</text:p>
      <text:p text:style-name="P37">Audio Time: <text:s text:c="18"/>342.909342s</text:p>
      <text:p text:style-name="P37">Maximum amplitude: <text:s text:c="17"/>31977</text:p>
      <text:p text:style-name="P37"><text:s text:c="3"/>- At sample #: <text:s text:c="15"/>13279396</text:p>
      <text:p text:style-name="P37"><text:s text:c="3"/>- Channel #: <text:s text:c="24"/>2</text:p>
      <text:p text:style-name="P37">Program Execution Time: <text:s text:c="8"/>6.067862s</text:p>
      <text:p text:style-name="P33">Resources</text:p>
      <text:p text:style-name="P4"/>
      <text:p text:style-name="P24">Phase 1</text:p>
      <text:p text:style-name="P7">[1] <text:a xlink:type="simple" xlink:href="http://www.cplusplus.com/doc/tutorial/files/" text:style-name="Internet_20_link" text:visited-style-name="Visited_20_Internet_20_Link">http://www.cplusplus.com/doc/tutorial/files/</text:a></text:p>
      <text:p text:style-name="P8">[2] <text:a xlink:type="simple" xlink:href="http://www.cplusplus.com/reference/cmath/sin/" text:style-name="Internet_20_link" text:visited-style-name="Visited_20_Internet_20_Link">http://www.cplusplus.com/reference/cmath/sin/</text:a></text:p>
      <text:p text:style-name="P9">[3] <text:a xlink:type="simple" xlink:href="http://www.cprogramming.com/tutorial/cfileio.html" text:style-name="Internet_20_link" text:visited-style-name="Visited_20_Internet_20_Link">http://www.cprogramming.com/tutorial/cfileio.html</text:a></text:p>
      <text:p text:style-name="P9">[4] <text:a xlink:type="simple" xlink:href="http://www.codingunit.com/c-tutorial-binary-file-io" text:style-name="Internet_20_link" text:visited-style-name="Visited_20_Internet_20_Link">http://www.codingunit.com/c-tutorial-binary-file-io</text:a></text:p>
      <text:p text:style-name="P10">[5] <text:a xlink:type="simple" xlink:href="https://gcc.gnu.org/onlinedocs/gcc/Type-Attributes.html" text:style-name="Internet_20_link" text:visited-style-name="Visited_20_Internet_20_Link">https://gcc.gnu.org/onlinedocs/gcc/Type-Attributes.html</text:a></text:p>
      <text:p text:style-name="P14">[6] <text:a xlink:type="simple" xlink:href="http://c2.com/cgi/wiki?NonNullTerminatedString" text:style-name="Internet_20_link" text:visited-style-name="Visited_20_Internet_20_Link">http://c2.com/cgi/wiki?NonNullTerminatedString</text:a></text:p>
      <text:p text:style-name="P14">[7] <text:a xlink:type="simple" xlink:href="http://stackoverflow.com/questions/1921539/using-boolean-values-in-c" text:style-name="Internet_20_link" text:visited-style-name="Visited_20_Internet_20_Link">http://stackoverflow.com/questions/1921539/using-boolean-values-in-c</text:a></text:p>
      <text:p text:style-name="P15">[8] <text:a xlink:type="simple" xlink:href="https://www.thinkage.ca/english/gcos/expl/c/lib/atof.html" text:style-name="Internet_20_link" text:visited-style-name="Visited_20_Internet_20_Link"><text:span text:style-name="T1">https://www.thinkage.ca/english/gcos/expl/c/lib/atof.html</text:span></text:a></text:p>
      <text:p text:style-name="P16">[9] <text:a xlink:type="simple" xlink:href="http://blog.regehr.org/archives/1139" text:style-name="Internet_20_link" text:visited-style-name="Visited_20_Internet_20_Link">http://blog.regehr.org/archives/1139</text:a></text:p>
      <text:p text:style-name="P16">[10] <text:a xlink:type="simple" xlink:href="http://www.cplusplus.com/reference/ctime/clock/" text:style-name="Internet_20_link" text:visited-style-name="Visited_20_Internet_20_Link">http://www.cplusplus.com/reference/ctime/clock/</text:a></text:p>
      <text:p text:style-name="P17">[11] <text:a xlink:type="simple" xlink:href="http://www.tutorialspoint.com/c_standard_library/limits_h.htm" text:style-name="Internet_20_link" text:visited-style-name="Visited_20_Internet_20_Link">http://www.tutorialspoint.com/c_standard_library/limits_h.htm</text:a></text:p>
      <text:p text:style-name="P25">[12] <text:a xlink:type="simple" xlink:href="http://www.topherlee.com/software/pcm-tut-wavformat.html" text:style-name="Internet_20_link" text:visited-style-name="Visited_20_Internet_20_Link">http://www.topherlee.com/software/pcm-tut-wavformat.html</text:a></text:p>
      <text:p text:style-name="P25"/>
      <text:p text:style-name="P24">Phase 2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6:18:02.569476026</meta:creation-date>
    <dc:date>2015-04-14T10:19:09.901561682</dc:date>
    <meta:editing-duration>PT21H34M11S</meta:editing-duration>
    <meta:editing-cycles>48</meta:editing-cycles>
    <meta:generator>LibreOffice/4.4.2.2$Linux_X86_64 LibreOffice_project/40m0$Build-2</meta:generator>
    <meta:print-date>2015-03-16T11:07:26.933544342</meta:print-date>
    <meta:document-statistic meta:table-count="0" meta:image-count="0" meta:object-count="0" meta:page-count="4" meta:paragraph-count="45" meta:word-count="358" meta:character-count="2726" meta:non-whitespace-character-count="2308"/>
  </office:meta>
</office:document-meta>
</file>